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0a52c" officeooo:paragraph-rsid="0000a52c"/>
    </style:style>
    <style:style style:name="P2" style:family="paragraph" style:parent-style-name="Standard">
      <style:text-properties style:font-name="Arial" officeooo:rsid="0000a52c" officeooo:paragraph-rsid="0002407b"/>
    </style:style>
    <style:style style:name="P3" style:family="paragraph" style:parent-style-name="Standard">
      <style:text-properties style:font-name="Arial" officeooo:rsid="0002407b" officeooo:paragraph-rsid="0002407b"/>
    </style:style>
    <style:style style:name="P4" style:family="paragraph" style:parent-style-name="Standard">
      <style:text-properties style:font-name="Arial" fo:font-weight="bold" officeooo:rsid="0000a52c" officeooo:paragraph-rsid="0000a52c" style:font-weight-asian="bold" style:font-weight-complex="bold"/>
    </style:style>
    <style:style style:name="P5" style:family="paragraph" style:parent-style-name="Standard">
      <style:paragraph-properties fo:text-align="center" style:justify-single-word="false"/>
      <style:text-properties style:font-name="Arial" fo:font-weight="bold" officeooo:rsid="0000a52c" officeooo:paragraph-rsid="0000a52c" style:font-weight-asian="bold" style:font-weight-complex="bold"/>
    </style:style>
    <style:style style:name="P6" style:family="paragraph" style:parent-style-name="Standard">
      <style:text-properties style:font-name="Arial" fo:font-weight="bold" officeooo:rsid="0002407b" officeooo:paragraph-rsid="0002407b" style:font-weight-asian="bold" style:font-weight-complex="bold"/>
    </style:style>
    <style:style style:name="P7" style:family="paragraph" style:parent-style-name="Standard">
      <style:text-properties style:font-name="Arial" fo:font-weight="bold" officeooo:rsid="0027d40a" officeooo:paragraph-rsid="0027d40a" style:font-weight-asian="bold" style:font-weight-complex="bold"/>
    </style:style>
    <style:style style:name="P8" style:family="paragraph" style:parent-style-name="Standard">
      <style:text-properties style:font-name="Arial" fo:font-weight="bold" officeooo:rsid="00039979" officeooo:paragraph-rsid="00039979" style:font-weight-asian="bold" style:font-weight-complex="bold"/>
    </style:style>
    <style:style style:name="P9" style:family="paragraph" style:parent-style-name="Standard">
      <style:text-properties style:font-name="Arial" fo:font-weight="bold" officeooo:rsid="000414f8" officeooo:paragraph-rsid="000414f8" style:font-weight-asian="bold" style:font-weight-complex="bold"/>
    </style:style>
    <style:style style:name="P10" style:family="paragraph" style:parent-style-name="Standard">
      <style:text-properties style:font-name="Arial" fo:font-weight="bold" officeooo:rsid="0004987e" officeooo:paragraph-rsid="0004987e" style:font-weight-asian="bold" style:font-weight-complex="bold"/>
    </style:style>
    <style:style style:name="P11" style:family="paragraph" style:parent-style-name="Standard">
      <style:text-properties style:font-name="Arial" fo:font-weight="bold" officeooo:rsid="00070026" officeooo:paragraph-rsid="00055a84" style:font-weight-asian="bold" style:font-weight-complex="bold"/>
    </style:style>
    <style:style style:name="P12" style:family="paragraph" style:parent-style-name="Standard">
      <style:text-properties style:font-name="Arial" fo:font-weight="bold" officeooo:rsid="00070026" officeooo:paragraph-rsid="00070026" style:font-weight-asian="bold" style:font-weight-complex="bold"/>
    </style:style>
    <style:style style:name="P13" style:family="paragraph" style:parent-style-name="Standard">
      <style:text-properties style:font-name="Arial" officeooo:rsid="0002f7a2" officeooo:paragraph-rsid="0002f7a2"/>
    </style:style>
    <style:style style:name="P14" style:family="paragraph" style:parent-style-name="Standard">
      <style:text-properties style:font-name="Arial" officeooo:rsid="00039979" officeooo:paragraph-rsid="00039979"/>
    </style:style>
    <style:style style:name="P15" style:family="paragraph" style:parent-style-name="Standard">
      <style:text-properties style:font-name="Arial" officeooo:rsid="000414f8" officeooo:paragraph-rsid="000414f8"/>
    </style:style>
    <style:style style:name="P16" style:family="paragraph" style:parent-style-name="Standard">
      <style:text-properties style:font-name="Arial" officeooo:rsid="0004987e" officeooo:paragraph-rsid="0004987e"/>
    </style:style>
    <style:style style:name="P17" style:family="paragraph" style:parent-style-name="Standard">
      <style:text-properties style:font-name="Arial" officeooo:rsid="00055a84" officeooo:paragraph-rsid="00055a84"/>
    </style:style>
    <style:style style:name="P18" style:family="paragraph" style:parent-style-name="Standard">
      <style:text-properties style:font-name="Arial" officeooo:rsid="00070026" officeooo:paragraph-rsid="00070026"/>
    </style:style>
    <style:style style:name="P19" style:family="paragraph" style:parent-style-name="Standard">
      <style:text-properties style:font-name="Arial" officeooo:rsid="00070026" officeooo:paragraph-rsid="0020e48d"/>
    </style:style>
    <style:style style:name="P20" style:family="paragraph" style:parent-style-name="Standard">
      <style:text-properties style:font-name="Arial" officeooo:rsid="00144c14" officeooo:paragraph-rsid="002ac7cf"/>
    </style:style>
    <style:style style:name="P21" style:family="paragraph" style:parent-style-name="Standard">
      <style:text-properties style:font-name="Arial" officeooo:rsid="00166af4" officeooo:paragraph-rsid="002ac7cf"/>
    </style:style>
    <style:style style:name="P22" style:family="paragraph" style:parent-style-name="Standard">
      <style:text-properties style:font-name="Arial" officeooo:rsid="00166af4" officeooo:paragraph-rsid="0038512f"/>
    </style:style>
    <style:style style:name="P23" style:family="paragraph" style:parent-style-name="Standard">
      <style:paragraph-properties fo:text-align="center" style:justify-single-word="false"/>
      <style:text-properties style:font-name="Arial" fo:font-size="22pt" fo:font-weight="bold" officeooo:rsid="0000a52c" officeooo:paragraph-rsid="0000a52c" style:font-size-asian="22pt" style:font-weight-asian="bold" style:font-size-complex="22pt" style:font-weight-complex="bold"/>
    </style:style>
    <style:style style:name="P24" style:family="paragraph" style:parent-style-name="Standard">
      <style:text-properties style:font-name="Arial" officeooo:rsid="000989bd" officeooo:paragraph-rsid="0020e48d"/>
    </style:style>
    <style:style style:name="P25" style:family="paragraph" style:parent-style-name="Standard">
      <style:text-properties style:font-name="Arial" officeooo:rsid="000989bd" officeooo:paragraph-rsid="0024a5d8"/>
    </style:style>
    <style:style style:name="P26" style:family="paragraph" style:parent-style-name="Standard">
      <style:text-properties style:font-name="Arial" officeooo:rsid="000989bd" officeooo:paragraph-rsid="00287692"/>
    </style:style>
    <style:style style:name="P27" style:family="paragraph" style:parent-style-name="Standard">
      <style:text-properties style:font-name="Arial" officeooo:rsid="000989bd" officeooo:paragraph-rsid="00055a84"/>
    </style:style>
    <style:style style:name="P28" style:family="paragraph" style:parent-style-name="Standard">
      <style:text-properties style:font-name="Arial" officeooo:rsid="0022b6bb" officeooo:paragraph-rsid="0022b6bb"/>
    </style:style>
    <style:style style:name="P29" style:family="paragraph" style:parent-style-name="Standard">
      <style:text-properties style:font-name="Arial" officeooo:rsid="0024a5d8" officeooo:paragraph-rsid="0024a5d8"/>
    </style:style>
    <style:style style:name="P30" style:family="paragraph" style:parent-style-name="Standard">
      <style:text-properties style:font-name="Arial" officeooo:rsid="0026436d" officeooo:paragraph-rsid="0026436d"/>
    </style:style>
    <style:style style:name="P31" style:family="paragraph" style:parent-style-name="Standard">
      <style:text-properties style:font-name="Arial" officeooo:rsid="0027d40a" officeooo:paragraph-rsid="0027d40a"/>
    </style:style>
    <style:style style:name="P32" style:family="paragraph" style:parent-style-name="Standard">
      <style:text-properties style:font-name="Arial" officeooo:rsid="00166af4" officeooo:paragraph-rsid="002ac7cf" fo:background-color="#ffffff"/>
    </style:style>
    <style:style style:name="P33" style:family="paragraph" style:parent-style-name="Standard">
      <style:text-properties style:font-name="Arial" officeooo:rsid="002d02d9" officeooo:paragraph-rsid="002d02d9" fo:background-color="#ffffff"/>
    </style:style>
    <style:style style:name="P34" style:family="paragraph" style:parent-style-name="Standard">
      <style:text-properties style:font-name="Arial" officeooo:rsid="003112da" officeooo:paragraph-rsid="003112da"/>
    </style:style>
    <style:style style:name="P35" style:family="paragraph" style:parent-style-name="Standard">
      <style:text-properties style:font-name="Arial" officeooo:rsid="000c50f3" officeooo:paragraph-rsid="000c50f3"/>
    </style:style>
    <style:style style:name="P36" style:family="paragraph" style:parent-style-name="Standard">
      <style:text-properties style:font-name="Arial" officeooo:rsid="0002407b" officeooo:paragraph-rsid="0002407b" fo:background-color="#ffff38"/>
    </style:style>
    <style:style style:name="P37" style:family="paragraph" style:parent-style-name="Standard">
      <style:text-properties officeooo:paragraph-rsid="0004987e"/>
    </style:style>
    <style:style style:name="P38" style:family="paragraph" style:parent-style-name="Standard">
      <style:text-properties officeooo:paragraph-rsid="002ac7cf"/>
    </style:style>
    <style:style style:name="P39" style:family="paragraph" style:parent-style-name="Standard">
      <style:paragraph-properties fo:break-before="page"/>
      <style:text-properties style:font-name="Arial" fo:font-weight="bold" officeooo:rsid="000414f8" officeooo:paragraph-rsid="000414f8" style:font-weight-asian="bold" style:font-weight-complex="bold"/>
    </style:style>
    <style:style style:name="P40" style:family="paragraph" style:parent-style-name="Standard">
      <style:paragraph-properties fo:break-before="page"/>
      <style:text-properties style:font-name="Arial" fo:font-weight="bold" officeooo:rsid="00055a84" officeooo:paragraph-rsid="00055a84" style:font-weight-asian="bold" style:font-weight-complex="bold"/>
    </style:style>
    <style:style style:name="P41" style:family="paragraph" style:parent-style-name="Standard">
      <style:paragraph-properties fo:break-before="page"/>
      <style:text-properties style:font-name="Arial" fo:font-weight="bold" officeooo:rsid="0002f7a2" officeooo:paragraph-rsid="0002f7a2" style:font-weight-asian="bold" style:font-weight-complex="bold"/>
    </style:style>
    <style:style style:name="P42" style:family="paragraph" style:parent-style-name="Standard">
      <style:paragraph-properties fo:break-before="page"/>
      <style:text-properties style:font-name="Arial" fo:font-weight="bold" officeooo:rsid="00070026" officeooo:paragraph-rsid="00070026" style:font-weight-asian="bold" style:font-weight-complex="bold"/>
    </style:style>
    <style:style style:name="P43" style:family="paragraph" style:parent-style-name="Standard">
      <style:paragraph-properties fo:break-before="page"/>
      <style:text-properties style:font-name="Arial" fo:font-weight="bold" officeooo:rsid="00039979" officeooo:paragraph-rsid="00039979" style:font-weight-asian="bold" style:font-weight-complex="bold"/>
    </style:style>
    <style:style style:name="P44" style:family="paragraph" style:parent-style-name="Standard">
      <style:paragraph-properties fo:break-before="page"/>
      <style:text-properties style:font-name="Arial" fo:font-weight="bold" officeooo:rsid="0004987e" officeooo:paragraph-rsid="0004987e" style:font-weight-asian="bold" style:font-weight-complex="bold"/>
    </style:style>
    <style:style style:name="P45" style:family="paragraph" style:parent-style-name="Standard">
      <style:paragraph-properties fo:break-before="page"/>
      <style:text-properties style:font-name="Arial" officeooo:rsid="00070026" officeooo:paragraph-rsid="0020e48d"/>
    </style:style>
    <style:style style:name="P46" style:family="paragraph" style:parent-style-name="Standard">
      <style:paragraph-properties fo:break-before="page"/>
      <style:text-properties style:font-name="Arial" officeooo:rsid="002d02d9" officeooo:paragraph-rsid="002d02d9" fo:background-color="#ffffff"/>
    </style:style>
    <style:style style:name="P47" style:family="paragraph" style:parent-style-name="Standard">
      <style:paragraph-properties fo:break-before="page"/>
      <style:text-properties style:font-name="Arial" officeooo:rsid="000414f8" officeooo:paragraph-rsid="000414f8"/>
    </style:style>
    <style:style style:name="P48" style:family="paragraph" style:parent-style-name="Standard">
      <style:paragraph-properties fo:break-before="page"/>
      <style:text-properties style:font-name="Arial" officeooo:rsid="000989bd" officeooo:paragraph-rsid="0020e48d"/>
    </style:style>
    <style:style style:name="P49" style:family="paragraph" style:parent-style-name="Standard">
      <style:paragraph-properties fo:margin-left="0in" fo:margin-right="0in" fo:text-indent="0in" style:auto-text-indent="false">
        <style:tab-stops/>
      </style:paragraph-properties>
      <style:text-properties style:font-name="Arial" fo:font-weight="normal" officeooo:rsid="0074c6c1" officeooo:paragraph-rsid="002b6186" fo:background-color="#ffffff" style:font-weight-asian="normal" style:font-weight-complex="normal"/>
    </style:style>
    <style:style style:name="P50" style:family="paragraph" style:parent-style-name="Standard">
      <style:paragraph-properties fo:margin-left="0in" fo:margin-right="0in" fo:text-indent="0in" style:auto-text-indent="false">
        <style:tab-stops/>
      </style:paragraph-properties>
      <style:text-properties style:font-name="Arial" fo:font-weight="normal" officeooo:rsid="002d02d9" officeooo:paragraph-rsid="002d02d9" fo:background-color="#ffffff" style:font-weight-asian="normal" style:font-weight-complex="normal"/>
    </style:style>
    <style:style style:name="P51" style:family="paragraph" style:parent-style-name="Standard">
      <style:paragraph-properties fo:margin-left="0in" fo:margin-right="0in" fo:text-indent="0in" style:auto-text-indent="false">
        <style:tab-stops/>
      </style:paragraph-properties>
      <style:text-properties style:font-name="Arial" fo:font-weight="normal" officeooo:rsid="002fceb6" officeooo:paragraph-rsid="002fceb6" fo:background-color="#ffffff" style:font-weight-asian="normal" style:font-weight-complex="normal"/>
    </style:style>
    <style:style style:name="P52" style:family="paragraph" style:parent-style-name="Standard">
      <style:paragraph-properties fo:margin-left="0in" fo:margin-right="0in" fo:text-indent="0in" style:auto-text-indent="false">
        <style:tab-stops/>
      </style:paragraph-properties>
      <style:text-properties style:font-name="Arial" fo:font-weight="normal" officeooo:rsid="002fceb6" officeooo:paragraph-rsid="002d02d9" fo:background-color="#ffffff" style:font-weight-asian="normal" style:font-weight-complex="normal"/>
    </style:style>
    <style:style style:name="P53" style:family="paragraph" style:parent-style-name="Standard">
      <style:paragraph-properties fo:margin-left="0in" fo:margin-right="0in" fo:text-indent="0in" style:auto-text-indent="false">
        <style:tab-stops/>
      </style:paragraph-properties>
      <style:text-properties style:font-name="Arial" fo:font-weight="normal" officeooo:rsid="00325d22" officeooo:paragraph-rsid="00325d22" fo:background-color="#ffffff" style:font-weight-asian="normal" style:font-weight-complex="normal"/>
    </style:style>
    <style:style style:name="P54" style:family="paragraph" style:parent-style-name="Standard">
      <style:paragraph-properties fo:margin-left="0in" fo:margin-right="0in" fo:text-indent="0in" style:auto-text-indent="false">
        <style:tab-stops/>
      </style:paragraph-properties>
      <style:text-properties style:font-name="Arial" officeooo:rsid="0074c6c1" officeooo:paragraph-rsid="002b6186" fo:background-color="#ffffff"/>
    </style:style>
    <style:style style:name="P55" style:family="paragraph" style:parent-style-name="Standard">
      <style:paragraph-properties fo:margin-left="0in" fo:margin-right="0in" fo:text-indent="0in" style:auto-text-indent="false" fo:break-before="page">
        <style:tab-stops/>
      </style:paragraph-properties>
      <style:text-properties style:font-name="Arial" fo:font-weight="normal" officeooo:rsid="002fceb6" officeooo:paragraph-rsid="002fceb6" fo:background-color="#ffffff" style:font-weight-asian="normal" style:font-weight-complex="normal"/>
    </style:style>
    <style:style style:name="P56" style:family="paragraph" style:parent-style-name="Standard">
      <style:text-properties style:font-name="Arial" officeooo:rsid="002ac7cf" officeooo:paragraph-rsid="0038512f" fo:background-color="#ffffff"/>
    </style:style>
    <style:style style:name="P57" style:family="paragraph" style:parent-style-name="Standard">
      <style:text-properties style:font-name="Arial" officeooo:rsid="0051c607" officeooo:paragraph-rsid="0051c607" fo:background-color="#ffffff"/>
    </style:style>
    <style:style style:name="P58" style:family="paragraph" style:parent-style-name="Standard">
      <style:text-properties style:font-name="Arial" officeooo:rsid="0020e48d" officeooo:paragraph-rsid="0020e48d"/>
    </style:style>
    <style:style style:name="P59" style:family="paragraph" style:parent-style-name="Standard">
      <style:text-properties style:font-name="Arial" officeooo:rsid="003bf5ba" officeooo:paragraph-rsid="003bf5ba"/>
    </style:style>
    <style:style style:name="P60" style:family="paragraph" style:parent-style-name="Standard">
      <style:text-properties style:font-name="Arial" officeooo:rsid="003bf5ba" officeooo:paragraph-rsid="003db6a3"/>
    </style:style>
    <style:style style:name="P61" style:family="paragraph" style:parent-style-name="Standard">
      <style:text-properties style:font-name="Arial" officeooo:rsid="003bf5ba" officeooo:paragraph-rsid="003e56f8"/>
    </style:style>
    <style:style style:name="P62" style:family="paragraph" style:parent-style-name="Standard">
      <style:text-properties style:font-name="Arial" officeooo:rsid="003bf5ba" officeooo:paragraph-rsid="003ea5cd"/>
    </style:style>
    <style:style style:name="P63" style:family="paragraph" style:parent-style-name="Standard">
      <style:text-properties style:font-name="Arial" officeooo:rsid="003d74eb" officeooo:paragraph-rsid="003d74eb"/>
    </style:style>
    <style:style style:name="P64" style:family="paragraph" style:parent-style-name="Standard">
      <style:text-properties style:font-name="Arial" officeooo:rsid="003d74eb" officeooo:paragraph-rsid="003db6a3"/>
    </style:style>
    <style:style style:name="P65" style:family="paragraph" style:parent-style-name="Standard">
      <style:text-properties style:font-name="Arial" officeooo:rsid="003d74eb" officeooo:paragraph-rsid="003ea5cd"/>
    </style:style>
    <style:style style:name="P66" style:family="paragraph" style:parent-style-name="Standard">
      <style:text-properties style:font-name="Arial" officeooo:rsid="000414f8" officeooo:paragraph-rsid="000414f8"/>
    </style:style>
    <style:style style:name="P67" style:family="paragraph" style:parent-style-name="Standard">
      <style:text-properties style:font-name="Arial" officeooo:rsid="003eac91" officeooo:paragraph-rsid="003eac91"/>
    </style:style>
    <style:style style:name="P68" style:family="paragraph" style:parent-style-name="Standard">
      <style:text-properties style:font-name="Arial" officeooo:rsid="003eac91" officeooo:paragraph-rsid="00070026"/>
    </style:style>
    <style:style style:name="P69" style:family="paragraph" style:parent-style-name="Standard" style:list-style-name="L2">
      <style:text-properties style:font-name="Arial" officeooo:rsid="003eac91" officeooo:paragraph-rsid="003eac91"/>
    </style:style>
    <style:style style:name="P70" style:family="paragraph" style:parent-style-name="Standard">
      <style:text-properties style:font-name="Arial" officeooo:rsid="00055a84" officeooo:paragraph-rsid="00055a84"/>
    </style:style>
    <style:style style:name="P71" style:family="paragraph" style:parent-style-name="Standard">
      <style:text-properties style:font-name="Arial" officeooo:rsid="0040450e" officeooo:paragraph-rsid="00070026"/>
    </style:style>
    <style:style style:name="P72" style:family="paragraph" style:parent-style-name="Standard">
      <style:text-properties style:font-name="Arial" officeooo:rsid="0040450e" officeooo:paragraph-rsid="0040450e"/>
    </style:style>
    <style:style style:name="P73" style:family="paragraph" style:parent-style-name="Standard">
      <style:text-properties style:font-name="Arial" officeooo:rsid="0040a244" officeooo:paragraph-rsid="0040a244"/>
    </style:style>
    <style:style style:name="P74" style:family="paragraph" style:parent-style-name="Standard">
      <style:text-properties style:font-name="Arial" officeooo:rsid="0040a244" officeooo:paragraph-rsid="0055ccad"/>
    </style:style>
    <style:style style:name="P75" style:family="paragraph" style:parent-style-name="Standard">
      <style:text-properties style:font-name="Arial" officeooo:rsid="0040a244" officeooo:paragraph-rsid="0055cce3"/>
    </style:style>
    <style:style style:name="P76" style:family="paragraph" style:parent-style-name="Standard">
      <style:text-properties style:font-name="Arial" officeooo:rsid="00418f37" officeooo:paragraph-rsid="00418f37"/>
    </style:style>
    <style:style style:name="P77" style:family="paragraph" style:parent-style-name="Standard">
      <style:text-properties style:font-name="Arial" officeooo:rsid="00451e7e" officeooo:paragraph-rsid="00451e7e"/>
    </style:style>
    <style:style style:name="P78" style:family="paragraph" style:parent-style-name="Standard">
      <style:text-properties style:font-name="Arial" officeooo:rsid="00481cbc" officeooo:paragraph-rsid="00481cbc"/>
    </style:style>
    <style:style style:name="P79" style:family="paragraph" style:parent-style-name="Standard">
      <style:text-properties style:font-name="Arial" officeooo:rsid="0024a5d8" officeooo:paragraph-rsid="0024a5d8"/>
    </style:style>
    <style:style style:name="P80" style:family="paragraph" style:parent-style-name="Standard">
      <style:text-properties style:font-name="Arial" officeooo:rsid="00494e6e" officeooo:paragraph-rsid="00494e6e"/>
    </style:style>
    <style:style style:name="P81" style:family="paragraph" style:parent-style-name="Standard">
      <style:text-properties style:font-name="Arial" officeooo:rsid="0049a684" officeooo:paragraph-rsid="0049a684"/>
    </style:style>
    <style:style style:name="P82" style:family="paragraph" style:parent-style-name="Standard">
      <style:text-properties style:font-name="Arial" officeooo:rsid="0049a684" officeooo:paragraph-rsid="004aebfe"/>
    </style:style>
    <style:style style:name="P83" style:family="paragraph" style:parent-style-name="Standard">
      <style:text-properties style:font-name="Arial" officeooo:rsid="004aebfe" officeooo:paragraph-rsid="004aebfe"/>
    </style:style>
    <style:style style:name="P84" style:family="paragraph" style:parent-style-name="Standard">
      <style:text-properties style:font-name="Arial" officeooo:rsid="004c077e" officeooo:paragraph-rsid="004c077e"/>
    </style:style>
    <style:style style:name="P85" style:family="paragraph" style:parent-style-name="Standard">
      <style:text-properties style:font-name="Arial" officeooo:rsid="004fc385" officeooo:paragraph-rsid="004fc385"/>
    </style:style>
    <style:style style:name="P86" style:family="paragraph" style:parent-style-name="Standard">
      <style:text-properties style:font-name="Arial" officeooo:rsid="0055ccad" officeooo:paragraph-rsid="0055ccad"/>
    </style:style>
    <style:style style:name="P87" style:family="paragraph" style:parent-style-name="Standard">
      <style:text-properties style:font-name="Arial" officeooo:rsid="0055ccad" officeooo:paragraph-rsid="0055cce3"/>
    </style:style>
    <style:style style:name="P88" style:family="paragraph" style:parent-style-name="Standard">
      <style:text-properties style:font-name="Arial" officeooo:rsid="005a3437" officeooo:paragraph-rsid="005a3437"/>
    </style:style>
    <style:style style:name="P89" style:family="paragraph" style:parent-style-name="Standard">
      <style:paragraph-properties fo:margin-left="0in" fo:margin-right="0in" fo:text-indent="0in" style:auto-text-indent="false">
        <style:tab-stops/>
      </style:paragraph-properties>
      <style:text-properties style:font-name="Arial" fo:font-weight="normal" officeooo:rsid="0040450e" officeooo:paragraph-rsid="0040450e" fo:background-color="#ffffff" style:font-weight-asian="normal" style:font-weight-complex="normal"/>
    </style:style>
    <style:style style:name="P90" style:family="paragraph" style:parent-style-name="Standard">
      <style:paragraph-properties fo:margin-left="0in" fo:margin-right="0in" fo:text-indent="0in" style:auto-text-indent="false">
        <style:tab-stops/>
      </style:paragraph-properties>
      <style:text-properties style:font-name="Arial" fo:font-weight="normal" officeooo:rsid="0052f784" officeooo:paragraph-rsid="0052f784" fo:background-color="#ffffff" style:font-weight-asian="normal" style:font-weight-complex="normal"/>
    </style:style>
    <style:style style:name="P91" style:family="paragraph" style:parent-style-name="Standard">
      <style:paragraph-properties fo:margin-left="0in" fo:margin-right="0in" fo:text-indent="0in" style:auto-text-indent="false">
        <style:tab-stops/>
      </style:paragraph-properties>
      <style:text-properties style:font-name="Arial" fo:font-weight="normal" officeooo:rsid="0054d824" officeooo:paragraph-rsid="0054d824" fo:background-color="#ffffff" style:font-weight-asian="normal" style:font-weight-complex="normal"/>
    </style:style>
    <style:style style:name="T1" style:family="text">
      <style:text-properties officeooo:rsid="0002f7a2"/>
    </style:style>
    <style:style style:name="T2" style:family="text">
      <style:text-properties officeooo:rsid="00039979"/>
    </style:style>
    <style:style style:name="T3" style:family="text">
      <style:text-properties officeooo:rsid="000414f8"/>
    </style:style>
    <style:style style:name="T4" style:family="text">
      <style:text-properties officeooo:rsid="0004987e"/>
    </style:style>
    <style:style style:name="T5" style:family="text">
      <style:text-properties officeooo:rsid="00055a84"/>
    </style:style>
    <style:style style:name="T6" style:family="text">
      <style:text-properties officeooo:rsid="000b6efb"/>
    </style:style>
    <style:style style:name="T7" style:family="text">
      <style:text-properties officeooo:rsid="0072700a"/>
    </style:style>
    <style:style style:name="T8" style:family="text">
      <style:text-properties fo:font-weight="bold" style:font-weight-asian="bold" style:font-weight-complex="bold"/>
    </style:style>
    <style:style style:name="T9" style:family="text">
      <style:text-properties fo:font-weight="bold" officeooo:rsid="0072700a" style:font-weight-asian="bold" style:font-weight-complex="bold"/>
    </style:style>
    <style:style style:name="T10" style:family="text">
      <style:text-properties fo:font-weight="bold" officeooo:rsid="00353015" style:font-weight-asian="bold" style:font-weight-complex="bold"/>
    </style:style>
    <style:style style:name="T11" style:family="text">
      <style:text-properties fo:font-weight="bold" officeooo:rsid="003a3be7"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9076a" style:font-weight-asian="normal" style:font-weight-complex="normal"/>
    </style:style>
    <style:style style:name="T14" style:family="text">
      <style:text-properties fo:font-weight="normal" officeooo:rsid="0072700a" style:font-weight-asian="normal" style:font-weight-complex="normal"/>
    </style:style>
    <style:style style:name="T15" style:family="text">
      <style:text-properties fo:font-weight="normal" officeooo:rsid="002b6186" style:font-weight-asian="normal" style:font-weight-complex="normal"/>
    </style:style>
    <style:style style:name="T16" style:family="text">
      <style:text-properties officeooo:rsid="0020e48d"/>
    </style:style>
    <style:style style:name="T17" style:family="text">
      <style:text-properties officeooo:rsid="0022b6bb"/>
    </style:style>
    <style:style style:name="T18" style:family="text">
      <style:text-properties officeooo:rsid="0026436d"/>
    </style:style>
    <style:style style:name="T19" style:family="text">
      <style:text-properties officeooo:rsid="0027d40a"/>
    </style:style>
    <style:style style:name="T20" style:family="text">
      <style:text-properties officeooo:rsid="002ac7cf" fo:background-color="#ffffff" loext:char-shading-value="0"/>
    </style:style>
    <style:style style:name="T21" style:family="text">
      <style:text-properties officeooo:rsid="00713362" fo:background-color="#ffffff" loext:char-shading-value="0"/>
    </style:style>
    <style:style style:name="T22" style:family="text">
      <style:text-properties officeooo:rsid="0072700a" fo:background-color="#ffffff" loext:char-shading-value="0"/>
    </style:style>
    <style:style style:name="T23" style:family="text">
      <style:text-properties officeooo:rsid="003a3be7" fo:background-color="#ffffff" loext:char-shading-value="0"/>
    </style:style>
    <style:style style:name="T24" style:family="text">
      <style:text-properties officeooo:rsid="002fea50"/>
    </style:style>
    <style:style style:name="T25" style:family="text">
      <style:text-properties officeooo:rsid="003112da"/>
    </style:style>
    <style:style style:name="T26" style:family="text">
      <style:text-properties officeooo:rsid="00325d22"/>
    </style:style>
    <style:style style:name="T27" style:family="text">
      <style:text-properties officeooo:rsid="0032d91f"/>
    </style:style>
    <style:style style:name="T28" style:family="text">
      <style:text-properties officeooo:rsid="0033d066"/>
    </style:style>
    <style:style style:name="T29" style:family="text">
      <style:text-properties officeooo:rsid="0033d12c"/>
    </style:style>
    <style:style style:name="T30" style:family="text">
      <style:text-properties officeooo:rsid="00353015"/>
    </style:style>
    <style:style style:name="T31" style:family="text">
      <style:text-properties style:font-name="Arial" officeooo:rsid="0033d12c"/>
    </style:style>
    <style:style style:name="T32" style:family="text">
      <style:text-properties style:font-name="Arial" officeooo:rsid="0004987e"/>
    </style:style>
    <style:style style:name="T33" style:family="text">
      <style:text-properties style:font-name="Arial" officeooo:rsid="00353015"/>
    </style:style>
    <style:style style:name="T34" style:family="text">
      <style:text-properties style:font-name="Arial" officeooo:rsid="00144c14"/>
    </style:style>
    <style:style style:name="T35" style:family="text">
      <style:text-properties style:font-name="Arial" officeooo:rsid="0038512f"/>
    </style:style>
    <style:style style:name="T36" style:family="text">
      <style:text-properties officeooo:rsid="00372368"/>
    </style:style>
    <style:style style:name="T37" style:family="text">
      <style:text-properties officeooo:rsid="0037cad7"/>
    </style:style>
    <style:style style:name="T38" style:family="text">
      <style:text-properties officeooo:rsid="0038512f"/>
    </style:style>
    <style:style style:name="T39" style:family="text">
      <style:text-properties officeooo:rsid="003a3be7"/>
    </style:style>
    <style:style style:name="T40" style:family="text">
      <style:text-properties officeooo:rsid="003bf5ba"/>
    </style:style>
    <style:style style:name="T41" style:family="text">
      <style:text-properties officeooo:rsid="003d74eb"/>
    </style:style>
    <style:style style:name="T42" style:family="text">
      <style:text-properties officeooo:rsid="003db6a3"/>
    </style:style>
    <style:style style:name="T43" style:family="text">
      <style:text-properties officeooo:rsid="003e56f8"/>
    </style:style>
    <style:style style:name="T44" style:family="text">
      <style:text-properties officeooo:rsid="003ea5cd"/>
    </style:style>
    <style:style style:name="T45" style:family="text">
      <style:text-properties officeooo:rsid="003eac91"/>
    </style:style>
    <style:style style:name="T46" style:family="text">
      <style:text-properties officeooo:rsid="00418f37"/>
    </style:style>
    <style:style style:name="T47" style:family="text">
      <style:text-properties officeooo:rsid="00434988"/>
    </style:style>
    <style:style style:name="T48" style:family="text">
      <style:text-properties officeooo:rsid="00463bd6"/>
    </style:style>
    <style:style style:name="T49" style:family="text">
      <style:text-properties officeooo:rsid="0049a684"/>
    </style:style>
    <style:style style:name="T50" style:family="text">
      <style:text-properties officeooo:rsid="004aebfe"/>
    </style:style>
    <style:style style:name="T51" style:family="text">
      <style:text-properties officeooo:rsid="004b3855"/>
    </style:style>
    <style:style style:name="T52" style:family="text">
      <style:text-properties officeooo:rsid="004de90c"/>
    </style:style>
    <style:style style:name="T53" style:family="text">
      <style:text-properties officeooo:rsid="00508423"/>
    </style:style>
    <style:style style:name="T54" style:family="text">
      <style:text-properties officeooo:rsid="0055cce3"/>
    </style:style>
    <style:style style:name="T55" style:family="text">
      <style:text-properties officeooo:rsid="005825ca"/>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021 Spring CPSC 240-7</text:p>
      <text:p text:style-name="P5"><text:span text:style-name="T24">Take Home</text:span> Test: <text:s/><text:span text:style-name="T16">March 24, 2021; </text:span>Time: 9am-1:<text:span text:style-name="T27">0</text:span>0pm</text:p>
      <text:p text:style-name="P1"/>
      <text:p text:style-name="P4">Instructions</text:p>
      <text:p text:style-name="P1"/>
      <text:p text:style-name="P1">This is a take-home test. <text:s/>You may use calculators, books, scratch paper, notes, web, computers, old programs, and so on.</text:p>
      <text:p text:style-name="P1"/>
      <text:p text:style-name="P1">You may convert this document to docx. <text:s/>Record your answers in this same test as an odt document or as a docx document. <text:s/>No other format is acceptable.</text:p>
      <text:p text:style-name="P1"/>
      <text:p text:style-name="P3">The reason for this: I can easily add comments to your answers when grading your test. <text:s/>I cannot easily add comments to a pdf or avi or bmp or ppt or jpeg or other <text:span text:style-name="T1">file format</text:span>. <text:s/>It is a big hassle to grade other formats.</text:p>
      <text:p text:style-name="P3"/>
      <text:p text:style-name="P36">You have to send me either the original odt document or a converted docx document.</text:p>
      <text:p text:style-name="P1"/>
      <text:p text:style-name="P1"/>
      <text:p text:style-name="P6">Show some of your work.</text:p>
      <text:p text:style-name="P3"/>
      <text:p text:style-name="P30">In math problems you have to show your intermediate steps. <text:s/>I know this takes time, but there is a reason you have 4 hours for this test. <text:s/>Show enough intermediate steps to convince me you know what you are doin<text:span text:style-name="T19">g.</text:span></text:p>
      <text:p text:style-name="P30"/>
      <text:p text:style-name="P2"/>
      <text:p text:style-name="P6">Submit your test.</text:p>
      <text:p text:style-name="P3"/>
      <text:p text:style-name="P3">An extra two hours have been added to usual two-hour time period. <text:s/>This is to help you get a near-perfect score.</text:p>
      <text:p text:style-name="P3"/>
      <text:p text:style-name="P3">When 1<text:span text:style-name="T37">2</text:span>:<text:span text:style-name="T37">55</text:span> arrives you need to have your email client (Outlook?) open and ready. <text:s/>Send the one file as an attachment to me: <text:s text:c="2"/>holliday@fullerton.edu</text:p>
      <text:p text:style-name="P3">Be sure it is time stamped before 12:<text:span text:style-name="T27">59</text:span>:<text:span text:style-name="T27">59</text:span>. <text:s/>You have <text:span text:style-name="T27">a</text:span>n extra 2 hours – the least you can do is turn it in on time <text:span text:style-name="T1">without dragging it on for 5 extra minutes.</text:span></text:p>
      <text:p text:style-name="P3"/>
      <text:p text:style-name="P3"/>
      <text:p text:style-name="P7">25% free credit</text:p>
      <text:p text:style-name="P31"/>
      <text:p text:style-name="P31">If you write the word “blank” in the space for an answer you will received 25% of full credit. <text:s/>If you want the free credit make sure “blank” is the only visible answer.</text:p>
      <text:p text:style-name="P3"/>
      <text:p text:style-name="P3"/>
      <text:p text:style-name="P13"><text:span text:style-name="T19">Enter</text:span> your name <text:span text:style-name="T16">and CWID </text:span>at the bottom of this page <text:span text:style-name="T19">and continue to the next page.</text:span></text:p>
      <text:p text:style-name="P13"/>
      <text:p text:style-name="P13">Name: <text:span text:style-name="T40">Zachary Thompson</text:span></text:p>
      <text:p text:style-name="P13"/>
      <text:p text:style-name="P58">CWID: 887795516</text:p>
      <text:p text:style-name="P41">//<text:span text:style-name="T2">Conversions. <text:s/></text:span><text:span text:style-name="T4">All numbers are 64-bit floats</text:span></text:p>
      <text:p text:style-name="P13"/>
      <text:p text:style-name="P14"><text:span text:style-name="T28">1. <text:s text:c="2"/></text:span>Convert <draw:frame draw:style-name="fr1" draw:name="Object1" text:anchor-type="as-char" svg:y="-0.2437in" svg:width="0.3866in" svg:height="0.3929in" draw:z-index="0"><draw:object xlink:href="./Object 1" xlink:type="simple" xlink:show="embed" xlink:actuate="onLoad"/><draw:image xlink:href="./ObjectReplacements/Object 1" xlink:type="simple" xlink:show="embed" xlink:actuate="onLoad"/></draw:frame><text:s text:c="2"/>to IEEE format</text:p>
      <text:p text:style-name="P59">Sign Bit: 0</text:p>
      <text:p text:style-name="P59"/>
      <text:p text:style-name="P59">Fixed point: 11011.<text:span text:style-name="T41">100011...</text:span></text:p>
      <text:p text:style-name="P59"/>
      <text:p text:style-name="P59">27/2 = 13 remainder <text:span text:style-name="T41">1<text:tab/>(5/9)x2 = 10/9 =&gt; 1</text:span></text:p>
      <text:p text:style-name="P59">13/2 = 6 remainder 1<text:tab/><text:span text:style-name="T41">(1/9)x2 = 2/9 =&gt; 0</text:span></text:p>
      <text:p text:style-name="P59">6/2 = 3 remainder 0<text:tab/><text:tab/><text:span text:style-name="T41">(2/9)x2 = 4/9 =&gt; 0</text:span></text:p>
      <text:p text:style-name="P59">3/2 = 1 remainder 1<text:tab/><text:tab/><text:span text:style-name="T41">(4/9)x2 = 8/9 =&gt; 0</text:span></text:p>
      <text:p text:style-name="P59"><text:tab/> remainder 1<text:tab/><text:tab/><text:span text:style-name="T41">(8/9)x2 = 16/9 =&gt; 1</text:span></text:p>
      <text:p text:style-name="P59"><text:tab/><text:tab/><text:tab/><text:tab/><text:span text:style-name="T41">(7/9)x2 = 14/9 =&gt; 1</text:span></text:p>
      <text:p text:style-name="P59"><text:tab/><text:tab/><text:tab/><text:tab/><text:span text:style-name="T41">(5/9)x2 ….</text:span></text:p>
      <text:p text:style-name="P59"/>
      <text:p text:style-name="P63">Move decimal 4 places left: <text:span text:style-name="T40">1.1011</text:span>100011...</text:p>
      <text:p text:style-name="P63">Biased exponent: 4 + 1023 = 1027</text:p>
      <text:p text:style-name="P63">1027 = 100 0000 0011</text:p>
      <text:p text:style-name="P63"/>
      <text:p text:style-name="P63">Answer:</text:p>
      <text:p text:style-name="P63">1 10000000011 1011100011100011100011100011100011100011100011100011</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7"><text:span text:style-name="T28">2. <text:s text:c="2"/></text:span>Convert 14.3125 to IEEE.</text:p>
      <text:p text:style-name="P15"/>
      <text:p text:style-name="P60">Sign Bit: 0</text:p>
      <text:p text:style-name="P60"/>
      <text:p text:style-name="P60">Fixed point: <text:span text:style-name="T44">1110</text:span><text:span text:style-name="T43">.0101</text:span></text:p>
      <text:p text:style-name="P60"/>
      <text:p text:style-name="P60"><text:span text:style-name="T42">14</text:span>/2 = <text:span text:style-name="T42">7</text:span> remainder <text:span text:style-name="T42">0 <text:s text:c="9"/>.</text:span><text:span text:style-name="T43">3125</text:span><text:span text:style-name="T41">x2 = </text:span><text:span text:style-name="T43">0.625 </text:span><text:span text:style-name="T41">=&gt; </text:span><text:span text:style-name="T43">0</text:span></text:p>
      <text:p text:style-name="P60"><text:span text:style-name="T42">7</text:span>/2 = <text:span text:style-name="T42">3 </text:span>remainder 1<text:tab/> <text:s text:c="10"/>.<text:span text:style-name="T43">625</text:span><text:span text:style-name="T41">x2 = </text:span><text:span text:style-name="T43">1.25</text:span><text:span text:style-name="T41"> =&gt; </text:span><text:span text:style-name="T43">1</text:span></text:p>
      <text:p text:style-name="P62"><text:span text:style-name="T42">3</text:span>/2 = <text:span text:style-name="T42">1</text:span> remainder <text:span text:style-name="T42">1</text:span><text:tab/> <text:s text:c="10"/><text:span text:style-name="T43">0.25</text:span><text:span text:style-name="T41">x2 = </text:span><text:span text:style-name="T43">0.5</text:span><text:span text:style-name="T41"> =&gt; 0</text:span></text:p>
      <text:p text:style-name="P61"><text:span text:style-name="T44">1/2</text:span> <text:span text:style-name="T44">= 0</text:span> <text:s/>remainder 1 <text:s text:c="10"/><text:span text:style-name="T43">0.5</text:span><text:span text:style-name="T41">x2 = </text:span><text:span text:style-name="T43">1.</text:span><text:span text:style-name="T44">0</text:span><text:span text:style-name="T41"> =&gt; </text:span><text:span text:style-name="T43">1</text:span></text:p>
      <text:p text:style-name="P60"/>
      <text:p text:style-name="P64">Move decimal <text:span text:style-name="T44">3</text:span> places left: <text:span text:style-name="T44">1.1100101</text:span></text:p>
      <text:p text:style-name="P64">Biased exponent: <text:span text:style-name="T44">3</text:span> + 1023 = 102<text:span text:style-name="T44">6</text:span></text:p>
      <text:p text:style-name="P65">102<text:span text:style-name="T44">6</text:span> = 100 0000 001<text:span text:style-name="T44">0</text:span></text:p>
      <text:p text:style-name="P64"/>
      <text:p text:style-name="P64">Answer:</text:p>
      <text:p text:style-name="P65">1 <text:span text:style-name="T44">10000000010</text:span> <text:span text:style-name="T44">1100101000000000000000000000000000000000000000000000</text:span></text:p>
      <text:p text:style-name="P45"><text:span text:style-name="T28">3. <text:s text:c="2"/></text:span>Convert <text:s/>0x<text:span text:style-name="T28">40A0</text:span> <text:span text:style-name="T28">A1</text:span>00 0000 0000 <text:s text:c="2"/>to decimal.</text:p>
      <text:p text:style-name="P19"/>
      <text:p text:style-name="P86">Big endian:</text:p>
      <text:p text:style-name="P73">(16^15)(4) + (16^13)(10) + (16^11)(10) + (16^10)(1)</text:p>
      <text:p text:style-name="P86">=4,656,899,036,073,164,800</text:p>
      <text:p text:style-name="P73"/>
      <text:p text:style-name="P86">Little endian:</text:p>
      <text:p text:style-name="P86">(16^1)(4) + (16^3)(10) + (16^4)(1) + (16^5)(10)</text:p>
      <text:p text:style-name="P86">= 10,592,320</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8"><text:span text:style-name="T28">4. <text:s/></text:span>Convert 0x<text:span text:style-name="T28">4</text:span>0<text:span text:style-name="T29">2</text:span>2 2222 <text:span text:style-name="T29">0000</text:span> <text:span text:style-name="T29">0000</text:span> <text:s/>to decimal.</text:p>
      <text:p text:style-name="P15"/>
      <text:p text:style-name="P15"/>
      <text:p text:style-name="P86">Big endian:</text:p>
      <text:p text:style-name="P75">(16^1<text:span text:style-name="T54">5</text:span>)(<text:span text:style-name="T54">4</text:span>) <text:s/>+ (16^<text:span text:style-name="T54">13</text:span>)(<text:span text:style-name="T54">2</text:span>)+ (16^<text:span text:style-name="T54">12</text:span>)(<text:span text:style-name="T54">2</text:span>)+ (16^<text:span text:style-name="T54">11</text:span>)(<text:span text:style-name="T54">2</text:span>)+ (16^<text:span text:style-name="T54">10</text:span>)(<text:span text:style-name="T54">2</text:span>)+ (16^<text:span text:style-name="T54">9</text:span>)(<text:span text:style-name="T54">2</text:span>)+ (16^<text:span text:style-name="T54">8</text:span>)(<text:span text:style-name="T54">2</text:span>)</text:p>
      <text:p text:style-name="P86">=4,621,293,697,059,782,656</text:p>
      <text:p text:style-name="P74"/>
      <text:p text:style-name="P86">Little endian:</text:p>
      <text:p text:style-name="P87">(16^1)(4) + (16^<text:span text:style-name="T54">2</text:span>)(<text:span text:style-name="T54">2</text:span>) + (16^<text:span text:style-name="T54">3</text:span>)(<text:span text:style-name="T54">2</text:span>) + (16^<text:span text:style-name="T54">4</text:span>)(<text:span text:style-name="T54">2</text:span>) + (16^<text:span text:style-name="T54">5</text:span>)(<text:span text:style-name="T54">2</text:span>) + (16^<text:span text:style-name="T54">6</text:span>)(<text:span text:style-name="T54">2</text:span>) + (16^<text:span text:style-name="T54">7</text:span>)(<text:span text:style-name="T54">2</text:span>)</text:p>
      <text:p text:style-name="P86">= 572,662,336</text:p>
      <text:p text:style-name="P8"/>
      <text:p text:style-name="P43">//<text:span text:style-name="T3">Memory (RAM)</text:span></text:p>
      <text:p text:style-name="P14"/>
      <text:p text:style-name="P16">Terminology agreement: the front of an AR is the qword with lowest memory address, and the back of the AR is the qword with highest memory address.</text:p>
      <text:p text:style-name="P14"/>
      <text:p text:style-name="P15"><text:span text:style-name="T29">5. <text:s text:c="2"/></text:span>What is <text:span text:style-name="T17">stored</text:span> in the qword <text:span text:style-name="T25">located</text:span> at the back-end of an AR?</text:p>
      <text:p text:style-name="P15"/>
      <text:p text:style-name="P67">A return address to the <text:span text:style-name="T46">caller of the current function </text:span><text:span text:style-name="T52">is stored in the qword at the back-end of the AR</text:span><text:span text:style-name="T46">.</text:span></text:p>
      <text:p text:style-name="P34"/>
      <text:p text:style-name="P34"/>
      <text:p text:style-name="P34"/>
      <text:p text:style-name="P34"/>
      <text:p text:style-name="P34"/>
      <text:p text:style-name="P34"/>
      <text:p text:style-name="P34"><text:span text:style-name="T29">6. <text:s text:c="2"/></text:span>What does rbp contain <text:span text:style-name="T37">in relation to the AR</text:span>? <text:s/>Explain in words. </text:p>
      <text:p text:style-name="P15"/>
      <text:p text:style-name="P67">It stores <text:span text:style-name="T46">the</text:span> memory addres<text:span text:style-name="T46">s of (or pointer to) </text:span>the qword at the back-end of the 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9"/>
      <text:p text:style-name="P39">//<text:span text:style-name="T29">Memory management</text:span></text:p>
      <text:p text:style-name="P15"/>
      <text:p text:style-name="P15"><text:span text:style-name="T29">7. <text:s/></text:span>What action is perform by a function call in C++?</text:p>
      <text:p text:style-name="P15"/>
      <text:p text:style-name="P76">It pushes a return address to the top of the stack <text:span text:style-name="T47">and hands control over to the function it calls.</text:span></text:p>
      <text:p text:style-name="P15"/>
      <text:p text:style-name="P15"/>
      <text:p text:style-name="P15"/>
      <text:p text:style-name="P15"/>
      <text:p text:style-name="P15"/>
      <text:p text:style-name="P15"/>
      <text:p text:style-name="P15"/>
      <text:p text:style-name="P15"><text:span text:style-name="T29">8. <text:s/></text:span>What action is performed by the “ret” instruction in assembly?</text:p>
      <text:p text:style-name="P15"/>
      <text:p text:style-name="P77">The “ret” instruction pops the top of the stack into the rip register. The next instruction executed is whatever the rip points to. In this case, the pointer would be what the caller pushed onto the stack when it called the function.</text:p>
      <text:p text:style-name="P34"/>
      <text:p text:style-name="P34"/>
      <text:p text:style-name="P34"/>
      <text:p text:style-name="P34"/>
      <text:p text:style-name="P34"/>
      <text:p text:style-name="P34"/>
      <text:p text:style-name="P34"/>
      <text:p text:style-name="P34"><text:span text:style-name="T29">9. <text:s/></text:span>What action is performed by “return” instruction in C++ and C?</text:p>
      <text:p text:style-name="P34"/>
      <text:p text:style-name="P77">In C/C++ the return statement handles the process of returning a value back to the caller.</text:p>
      <text:p text:style-name="P88">It moves the value into the appropriate register depending on the return type.</text:p>
      <text:p text:style-name="P34"/>
      <text:p text:style-name="P34"/>
      <text:p text:style-name="P34"/>
      <text:p text:style-name="P34"/>
      <text:p text:style-name="P34"/>
      <text:p text:style-name="P34"/>
      <text:p text:style-name="P34"/>
      <text:p text:style-name="P34"/>
      <text:p text:style-name="P28"><text:span text:style-name="T29">10. <text:s/></text:span>Suppose you are talking to another experienced programmer. <text:s/>Explain to him or her in technical terms exactly what cdqe does?</text:p>
      <text:p text:style-name="P35"/>
      <text:p text:style-name="P77">Cdqe reads the lower 32 bits of the rax register and determines if it is negative or not.</text:p>
      <text:p text:style-name="P77">If it is negative, then the upper 32 bits of the rax register all get set to 1.</text:p>
      <text:p text:style-name="P77">If it is positive, then the upper 32 bits of the rax register all get set to 0.</text:p>
      <text:p text:style-name="P77">It essentially converts the lower 32 bits of the rax register into an equivalent 64-bit number <text:span text:style-name="T48">stored in rax</text:span>.</text:p>
      <text:p text:style-name="P39">//<text:span text:style-name="T4">Special operations</text:span></text:p>
      <text:p text:style-name="P15"/>
      <text:p text:style-name="P37"><text:span text:style-name="T31">11. <text:s/></text:span><text:span text:style-name="T32">Show assembly </text:span><text:span text:style-name="T35">block of </text:span><text:span text:style-name="T32">instructions that will </text:span><text:span text:style-name="T33">zero out the significand of Xmm15, and leave all other bits unchanged.</text:span></text:p>
      <text:p text:style-name="P16"/>
      <text:p text:style-name="P16"/>
      <text:p text:style-name="P80">blank</text:p>
      <text:p text:style-name="P8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29">12. <text:s/></text:span>Show assembly <text:span text:style-name="T38">block of </text:span>instructions that will <text:span text:style-name="T39">flip the bits in the exponent of</text:span> xmm13 <text:span text:style-name="T39">and leave the others unchanged</text:span>.</text:p>
      <text:p text:style-name="P16"/>
      <text:p text:style-name="P16"/>
      <text:p text:style-name="P80">blank</text:p>
      <text:p text:style-name="P16"/>
      <text:p text:style-name="P16"/>
      <text:p text:style-name="P16"/>
      <text:p text:style-name="P16"/>
      <text:p text:style-name="P10"/>
      <text:p text:style-name="P44">//<text:span text:style-name="T5">Famous people and events </text:span><text:span text:style-name="T26">(according to the prof)</text:span></text:p>
      <text:p text:style-name="P16"/>
      <text:p text:style-name="P25"><text:span text:style-name="T30">13 <text:s/></text:span>What is the Magnum Opus of all Assembly programming?</text:p>
      <text:p text:style-name="P17"/>
      <text:p text:style-name="P78">RollerCoaster Tycoon 2.</text:p>
      <text:p text:style-name="P17"/>
      <text:p text:style-name="P17"/>
      <text:p text:style-name="P17"/>
      <text:p text:style-name="P29"/>
      <text:p text:style-name="P29"/>
      <text:p text:style-name="P29"/>
      <text:p text:style-name="P29"><text:span text:style-name="T30">14. <text:s/></text:span>Who is the first programmer?</text:p>
      <text:p text:style-name="P29"/>
      <text:p text:style-name="P17">Ada Lovelace <text:span text:style-name="T45">is the first programmer.</text:span></text:p>
      <text:p text:style-name="P17"/>
      <text:p text:style-name="P17"/>
      <text:p text:style-name="P17"/>
      <text:p text:style-name="P17"/>
      <text:p text:style-name="P17"/>
      <text:p text:style-name="P17"/>
      <text:p text:style-name="P17"/>
      <text:p text:style-name="P29"><text:span text:style-name="T30">15. <text:s/></text:span>Who popularized the concept of a light-nanosecond <text:span text:style-name="T26">(lns)</text:span>?</text:p>
      <text:p text:style-name="P17"/>
      <text:p text:style-name="P67">Grace Hopper popularized the concept of a light-nanosecond.</text:p>
      <text:p text:style-name="P17"/>
      <text:p text:style-name="P17"/>
      <text:p text:style-name="P17"/>
      <text:p text:style-name="P27"/>
      <text:p text:style-name="P40">//Number line topics</text:p>
      <text:p text:style-name="P17"/>
      <text:p text:style-name="P17"><text:span text:style-name="T30">16. <text:s/></text:span>What is the value of positive infinity in decimal <text:span text:style-name="T18">and in IEEE format?</text:span></text:p>
      <text:p text:style-name="P17"/>
      <text:p text:style-name="P17"/>
      <text:p text:style-name="P81"><text:span text:style-name="T50">+</text:span>Infinity:</text:p>
      <text:p text:style-name="P82">64 bits - 0 11111111111 <text:span text:style-name="T50">0000000000000000000000000000000000000000000000000000</text:span></text:p>
      <text:p text:style-name="P83">Decimal - <text:span text:style-name="T49">9.218868437×10</text:span><text:span text:style-name="T51">^18</text:span></text:p>
      <text:p text:style-name="P17"/>
      <text:p text:style-name="P11"/>
      <text:p text:style-name="P11"/>
      <text:p text:style-name="P11"/>
      <text:p text:style-name="P11"/>
      <text:p text:style-name="P11"/>
      <text:p text:style-name="P11"/>
      <text:p text:style-name="P11"/>
      <text:p text:style-name="P12">//Hardware</text:p>
      <text:p text:style-name="P18"/>
      <text:p text:style-name="P18"><text:span text:style-name="T36">17. <text:s/></text:span>What is required for a computer to satisfy the Von Neumann description?</text:p>
      <text:p text:style-name="P68"/>
      <text:p text:style-name="P67">It requires:</text:p>
      <text:list xml:id="list3544079000" text:style-name="L2">
        <text:list-item>
          <text:p text:style-name="P69">CPU</text:p>
        </text:list-item>
        <text:list-item>
          <text:p text:style-name="P69">Memory <text:span text:style-name="T55">(RAM, Hard drive)</text:span></text:p>
        </text:list-item>
        <text:list-item>
          <text:p text:style-name="P69">Input/Output devices</text:p>
        </text:list-item>
      </text:list>
      <text:p text:style-name="P18"/>
      <text:p text:style-name="P18"/>
      <text:p text:style-name="P18"/>
      <text:p text:style-name="P18"/>
      <text:p text:style-name="P18"/>
      <text:p text:style-name="P18"/>
      <text:p text:style-name="P18"/>
      <text:p text:style-name="P18"/>
      <text:p text:style-name="P18"/>
      <text:p text:style-name="P18"/>
      <text:p text:style-name="P26"><text:span text:style-name="T36">18. <text:s/></text:span>At the present time there are two companies manufacturing the X86 processor. <text:s/>What are the names of the two companies?</text:p>
      <text:p text:style-name="P71"/>
      <text:p text:style-name="P72">The two companies are AMD and Intel.</text:p>
      <text:p text:style-name="P18"/>
      <text:p text:style-name="P18"/>
      <text:p text:style-name="P42">// <text:span text:style-name="T6">GDB section</text:span></text:p>
      <text:p text:style-name="P18"/>
      <text:p text:style-name="P20"><text:span text:style-name="T37">19. <text:s/></text:span>Suppose a float variable was declared like this: <text:s text:c="2"/>double r = 5.75;</text:p>
      <text:p text:style-name="P38"><text:span text:style-name="T34">What is the gdb command to </text:span><text:span text:style-name="T33">change the value to 4.999?</text:span></text:p>
      <text:p text:style-name="P18"/>
      <text:p text:style-name="P18"/>
      <text:p text:style-name="P84">set r=4.999</text:p>
      <text:p text:style-name="P18"/>
      <text:p text:style-name="P18"/>
      <text:p text:style-name="P18"/>
      <text:p text:style-name="P18"/>
      <text:p text:style-name="P18"/>
      <text:p text:style-name="P18"/>
      <text:p text:style-name="P18"/>
      <text:p text:style-name="P21"><text:span text:style-name="T38">20. <text:s/></text:span>What is the gdb command that will show the first 7 quadwords from the stack beginning with the qword at the top of the stack in IEEE format?</text:p>
      <text:p text:style-name="P18"/>
      <text:p text:style-name="P18"/>
      <text:p text:style-name="P85">x/7xg <text:span text:style-name="T53">$rsp</text:span></text:p>
      <text:p text:style-name="P18"/>
      <text:p text:style-name="P18"/>
      <text:p text:style-name="P18"/>
      <text:p text:style-name="P18"/>
      <text:p text:style-name="P18"/>
      <text:p text:style-name="P18"/>
      <text:p text:style-name="P18"/>
      <text:p text:style-name="P22"><text:span text:style-name="T23">21. <text:s/></text:span><text:span text:style-name="T20">Suppose this array was declared: </text:span><text:span text:style-name="T21">long </text:span><text:span text:style-name="T22">u</text:span><text:span text:style-name="T21">[6] <text:s/>= <text:s/>{4,</text:span><text:span text:style-name="T20">7</text:span><text:span text:style-name="T21">,16,41,</text:span><text:span text:style-name="T20">1</text:span><text:span text:style-name="T21">7,13}; </text:span></text:p>
      <text:p text:style-name="P56">Change the value in cell #4 to be -22.</text:p>
      <text:p text:style-name="P32"/>
      <text:p text:style-name="P32"/>
      <text:p text:style-name="P32"/>
      <text:p text:style-name="P57">set u[4]=-22</text:p>
      <text:p text:style-name="P32"/>
      <text:p text:style-name="P32"/>
      <text:p text:style-name="P32"/>
      <text:p text:style-name="P32"/>
      <text:p text:style-name="P32"/>
      <text:p text:style-name="P32"/>
      <text:p text:style-name="P32"/>
      <text:p text:style-name="P32"/>
      <text:p text:style-name="P32"/>
      <text:p text:style-name="P33"/>
      <text:p text:style-name="P46"><text:span text:style-name="T39">22. <text:s/></text:span>Suppose the following declaration creates an array in C language.</text:p>
      <text:p text:style-name="P33"><text:span text:style-name="T7">double * myarray = (double *</text:span><text:span text:style-name="T9">)</text:span><text:span text:style-name="T14">malloc(6*sizeof(double)</text:span><text:span text:style-name="T13">)</text:span><text:span text:style-name="T14">;</text:span></text:p>
      <text:p text:style-name="P54"><text:span text:style-name="T12">Output the address in the stack that contains the point</text:span><text:span text:style-name="T15">er</text:span><text:span text:style-name="T12"> to cell #0</text:span></text:p>
      <text:p text:style-name="P49"/>
      <text:p text:style-name="P90">x/1xg myarray</text:p>
      <text:p text:style-name="P49"/>
      <text:p text:style-name="P49"/>
      <text:p text:style-name="P49"/>
      <text:p text:style-name="P49"/>
      <text:p text:style-name="P49"/>
      <text:p text:style-name="P49"/>
      <text:p text:style-name="P49"/>
      <text:p text:style-name="P49"/>
      <text:p text:style-name="P50"><text:span text:style-name="T39">23. <text:s/></text:span>Suppose the following declaration creates an array in C++ language.</text:p>
      <text:p text:style-name="P50">double myarray = new double[8];</text:p>
      <text:p text:style-name="P50">Output the first three numbers of the array in IEEE format.</text:p>
      <text:p text:style-name="P50"/>
      <text:p text:style-name="P90">x/3dg myarray </text:p>
      <text:p text:style-name="P50"/>
      <text:p text:style-name="P50"/>
      <text:p text:style-name="P50"/>
      <text:p text:style-name="P50"/>
      <text:p text:style-name="P50"/>
      <text:p text:style-name="P50"/>
      <text:p text:style-name="P50"/>
      <text:p text:style-name="P50"><text:span text:style-name="T39">24. <text:s/></text:span>Show how to use gdb to change the qword at 0x00000FFFFFFF8AB0 to integer 27.</text:p>
      <text:p text:style-name="P50"/>
      <text:p text:style-name="P52"/>
      <text:p text:style-name="P91">set {int}0x00000FFFFFFF8AB0 = 27</text:p>
      <text:p text:style-name="P52"/>
      <text:p text:style-name="P52"/>
      <text:p text:style-name="P52"/>
      <text:p text:style-name="P52"/>
      <text:p text:style-name="P55">End of test questions. <text:s/>Check your answers if the clock show<text:span text:style-name="T26">s</text:span> time available.</text:p>
      <text:p text:style-name="P51"/>
      <text:p text:style-name="P53">End time: <text:span text:style-name="T8">1</text:span><text:span text:style-name="T10">2</text:span><text:span text:style-name="T8">:5</text:span><text:span text:style-name="T10">9:</text:span><text:span text:style-name="T11">59</text:span><text:span text:style-name="T8">pm</text:span></text:p>
      <text:p text:style-name="P51"/>
      <text:p text:style-name="P51"/>
      <text:p text:style-name="P51"/>
      <text:p text:style-name="P51"/>
      <text:p text:style-name="P51"/>
      <text:p text:style-name="P51"/>
      <text:p text:style-name="P51"/>
      <text:p text:style-name="P51"/>
      <text:p text:style-name="P51"/>
      <text:p text:style-name="P51"/>
      <text:p text:style-name="P53">Make sure your name is at the bottom of the first page. <text:s text:c="2"/><text:span text:style-name="T36">You are free to add your name to this page also.</text:span></text:p>
      <text:p text:style-name="P51"/>
      <text:p text:style-name="P89">Name: Zachary Thompson</text:p>
      <text:p text:style-name="P89"/>
      <text:p text:style-name="P51">Then email it to the usual place: <text:s/>holliday@fullerton.ed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20:46:46.789955711</meta:creation-date>
    <dc:date>2021-03-24T12:48:32.638980529</dc:date>
    <meta:editing-duration>PT3H55M46S</meta:editing-duration>
    <meta:editing-cycles>48</meta:editing-cycles>
    <meta:generator>LibreOffice/7.1.1.2$Linux_X86_64 LibreOffice_project/10$Build-2</meta:generator>
    <meta:document-statistic meta:table-count="0" meta:image-count="0" meta:object-count="1" meta:page-count="13" meta:paragraph-count="128" meta:word-count="1238" meta:character-count="7023" meta:non-whitespace-character-count="5795"/>
  </office:meta>
</office:document-meta>
</file>

<file path=Object 1/content.xml><?xml version="1.0" encoding="utf-8"?>
<math xmlns="http://www.w3.org/1998/Math/MathML" display="block">
  <semantics>
    <mrow>
      <mn>27</mn>
      <mfrac>
        <mn>5</mn>
        <mn>9</mn>
      </mfrac>
    </mrow>
    <annotation encoding="StarMath 5.0">27 { 5 over 9} </annotation>
  </semantics>
</math>
</file>